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2.01cm" table:align="left"/>
    </style:style>
    <style:style style:name="Tabelle1.A" style:family="table-column">
      <style:table-column-properties style:column-width="4.63cm"/>
    </style:style>
    <style:style style:name="Tabelle1.B" style:family="table-column">
      <style:table-column-properties style:column-width="4.293cm"/>
    </style:style>
    <style:style style:name="Tabelle1.C" style:family="table-column">
      <style:table-column-properties style:column-width="3.087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3.25cm" table:align="left"/>
    </style:style>
    <style:style style:name="Tabelle2.A" style:family="table-column">
      <style:table-column-properties style:column-width="2.799cm"/>
    </style:style>
    <style:style style:name="Tabelle2.B" style:family="table-column">
      <style:table-column-properties style:column-width="2.632cm"/>
    </style:style>
    <style:style style:name="Tabelle2.C" style:family="table-column">
      <style:table-column-properties style:column-width="7.819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6c8a8" officeooo:paragraph-rsid="0016c8a8"/>
    </style:style>
    <style:style style:name="P2" style:family="paragraph" style:parent-style-name="Text_20_body">
      <style:text-properties officeooo:rsid="0016c8a8" officeooo:paragraph-rsid="0016c8a8"/>
    </style:style>
    <style:style style:name="P3" style:family="paragraph" style:parent-style-name="Text_20_body">
      <style:paragraph-properties fo:orphans="1"/>
      <style:text-properties officeooo:rsid="0016c8a8"/>
    </style:style>
    <style:style style:name="P4" style:family="paragraph" style:parent-style-name="Horizontal_20_Line">
      <style:paragraph-properties fo:orphans="1"/>
      <style:text-properties officeooo:rsid="0016c8a8"/>
    </style:style>
    <style:style style:name="P5" style:family="paragraph" style:parent-style-name="Heading_20_3">
      <style:paragraph-properties fo:orphans="1"/>
      <style:text-properties officeooo:rsid="0016c8a8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orphans="1" fo:text-indent="0cm" style:auto-text-indent="false" fo:background-color="transparent"/>
      <style:text-properties officeooo:rsid="0016c8a8"/>
    </style:style>
    <style:style style:name="P7" style:family="paragraph" style:parent-style-name="Preformatted_20_Text">
      <loext:graphic-properties draw:fill="none" draw:fill-color="#ffffff"/>
      <style:paragraph-properties fo:orphans="1" fo:background-color="transparent"/>
      <style:text-properties officeooo:rsid="0016c8a8"/>
    </style:style>
    <style:style style:name="P8" style:family="paragraph" style:parent-style-name="Preformatted_20_Text">
      <loext:graphic-properties draw:fill="none" draw:fill-color="#ffffff"/>
      <style:paragraph-properties fo:margin-top="0cm" fo:margin-bottom="0.499cm" style:contextual-spacing="false" fo:orphans="1" fo:background-color="transparent"/>
      <style:text-properties officeooo:rsid="0016c8a8"/>
    </style:style>
    <style:style style:name="P9" style:family="paragraph" style:parent-style-name="Text_20_body" style:list-style-name="L1">
      <style:paragraph-properties fo:margin-top="0cm" fo:margin-bottom="0cm" style:contextual-spacing="false" fo:orphans="1"/>
      <style:text-properties officeooo:rsid="0016c8a8"/>
    </style:style>
    <style:style style:name="P10" style:family="paragraph" style:parent-style-name="Text_20_body" style:list-style-name="L1">
      <style:paragraph-properties fo:orphans="1"/>
      <style:text-properties officeooo:rsid="0016c8a8"/>
    </style:style>
    <style:style style:name="P11" style:family="paragraph" style:parent-style-name="Text_20_body" style:list-style-name="L2">
      <style:paragraph-properties fo:margin-top="0cm" fo:margin-bottom="0cm" style:contextual-spacing="false" fo:orphans="1"/>
      <style:text-properties officeooo:rsid="0016c8a8"/>
    </style:style>
    <style:style style:name="P12" style:family="paragraph" style:parent-style-name="Text_20_body" style:list-style-name="L2">
      <style:paragraph-properties fo:orphans="1"/>
      <style:text-properties officeooo:rsid="0016c8a8"/>
    </style:style>
    <style:style style:name="P13" style:family="paragraph" style:parent-style-name="Text_20_body" style:list-style-name="L3">
      <style:paragraph-properties fo:margin-top="0cm" fo:margin-bottom="0cm" style:contextual-spacing="false" fo:orphans="1"/>
      <style:text-properties officeooo:rsid="0016c8a8"/>
    </style:style>
    <style:style style:name="P14" style:family="paragraph" style:parent-style-name="Text_20_body" style:list-style-name="L3">
      <style:paragraph-properties fo:orphans="1"/>
      <style:text-properties officeooo:rsid="0016c8a8"/>
    </style:style>
    <style:style style:name="P15" style:family="paragraph" style:parent-style-name="Text_20_body" style:list-style-name="L4">
      <style:paragraph-properties fo:margin-top="0cm" fo:margin-bottom="0cm" style:contextual-spacing="false" fo:orphans="1"/>
      <style:text-properties officeooo:rsid="0016c8a8"/>
    </style:style>
    <style:style style:name="P16" style:family="paragraph" style:parent-style-name="Text_20_body" style:list-style-name="L4">
      <style:paragraph-properties fo:orphans="1"/>
      <style:text-properties officeooo:rsid="0016c8a8"/>
    </style:style>
    <style:style style:name="P17" style:family="paragraph" style:parent-style-name="Text_20_body" style:list-style-name="L5">
      <style:paragraph-properties fo:margin-top="0cm" fo:margin-bottom="0cm" style:contextual-spacing="false" fo:orphans="1"/>
      <style:text-properties officeooo:rsid="0016c8a8"/>
    </style:style>
    <style:style style:name="P18" style:family="paragraph" style:parent-style-name="Text_20_body" style:list-style-name="L5">
      <style:paragraph-properties fo:orphans="1"/>
      <style:text-properties officeooo:rsid="0016c8a8"/>
    </style:style>
    <style:style style:name="P19" style:family="paragraph" style:parent-style-name="Text_20_body" style:list-style-name="L6">
      <style:paragraph-properties fo:margin-top="0cm" fo:margin-bottom="0cm" style:contextual-spacing="false" fo:orphans="1"/>
      <style:text-properties officeooo:rsid="0016c8a8"/>
    </style:style>
    <style:style style:name="P20" style:family="paragraph" style:parent-style-name="Text_20_body" style:list-style-name="L6">
      <style:paragraph-properties fo:orphans="1"/>
      <style:text-properties officeooo:rsid="0016c8a8"/>
    </style:style>
    <style:style style:name="T1" style:family="text">
      <style:text-properties fo:color="#14181f" loext:opacity="100%" fo:font-family="'var font-mono'" fo:background-color="transparent" loext:char-shading-value="0"/>
    </style:style>
    <style:style style:name="T2" style:family="text">
      <style:text-properties fo:color="#14181f" loext:opacity="100%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pment Project ESP32C3-Pro Watering System</text:p>
      <text:p text:style-name="P1"/>
      <text:p text:style-name="P1">Suggestion from Claude:</text:p>
      <text:p text:style-name="P1"/>
      <text:p text:style-name="P2">This is a well-defined project! Based on your requirements the architecture is clear:</text:p>
      <text:p text:style-name="P3"><text:span text:style-name="Strong_20_Emphasis">No WiFi available → BLE is the perfect choice.</text:span></text:p>
      <text:p text:style-name="P4"/>
      <text:h text:style-name="P5" text:outline-level="3">System Architecture</text:h>
      <text:p text:style-name="P6"><text:span text:style-name="Source_20_Text"><text:span text:style-name="T1">iOS App (BLE Central)</text:span></text:span></text:p>
      <text:p text:style-name="P7"><text:span text:style-name="Source_20_Text"><text:span text:style-name="T2"><text:s text:c="4"/>↕ </text:span></text:span><text:span text:style-name="Source_20_Text"><text:span text:style-name="T1">BLE</text:span></text:span></text:p>
      <text:p text:style-name="P7"><text:span text:style-name="Source_20_Text"><text:span text:style-name="T1">ESP32-C3 (BLE Peripheral)</text:span></text:span></text:p>
      <text:p text:style-name="P7"><text:span text:style-name="Source_20_Text"><text:span text:style-name="T2"><text:s text:c="4"/>├── </text:span></text:span><text:span text:style-name="Source_20_Text"><text:span text:style-name="T1">Valve 1 (GPIO) → Water zone 1</text:span></text:span></text:p>
      <text:p text:style-name="P7"><text:span text:style-name="Source_20_Text"><text:span text:style-name="T2"><text:s text:c="4"/>├── </text:span></text:span><text:span text:style-name="Source_20_Text"><text:span text:style-name="T1">Valve 2 (GPIO) → Water zone 2</text:span></text:span></text:p>
      <text:p text:style-name="P7"><text:span text:style-name="Source_20_Text"><text:span text:style-name="T2"><text:s text:c="4"/>├── </text:span></text:span><text:span text:style-name="Source_20_Text"><text:span text:style-name="T1">Rain sensor (GPIO input)</text:span></text:span></text:p>
      <text:p text:style-name="P7"><text:span text:style-name="Source_20_Text"><text:span text:style-name="T2"><text:s text:c="4"/>├── </text:span></text:span><text:span text:style-name="Source_20_Text"><text:span text:style-name="T1">OLED display (I2C) → Status display</text:span></text:span></text:p>
      <text:p text:style-name="P8"><text:span text:style-name="Source_20_Text"><text:span text:style-name="T2"><text:s text:c="4"/>└── </text:span></text:span><text:span text:style-name="Source_20_Text"><text:span text:style-name="T1">RTC module (I2C) → Keeps time without WiFi</text:span></text:span></text:p>
      <text:p text:style-name="P4"/>
      <text:h text:style-name="P5" text:outline-level="3">Key design decisions to make</text:h>
      <text:p text:style-name="P3"><text:span text:style-name="Strong_20_Emphasis">1 — Real Time Clock (RTC)</text:span> Since there is no WiFi, the ESP32 cannot sync time via NTP. You need an external <text:span text:style-name="Strong_20_Emphasis">RTC module</text:span> to keep accurate time even when powered off. The most common and reliable one is the <text:span text:style-name="Strong_20_Emphasis">DS3231</text:span> — very accurate, cheap, available on Taobao, connects via I2C (same bus as your OLED).</text:p>
      <text:p text:style-name="P3"><text:span text:style-name="Strong_20_Emphasis">2 — Valve control</text:span> Valves typically run on 12V or 24V AC/DC solenoids. The ESP32 GPIO (3.3V, 40mA max) cannot drive them directly. You need a <text:span text:style-name="Strong_20_Emphasis">relay module</text:span> or <text:span text:style-name="Strong_20_Emphasis">MOSFET driver board</text:span> between the GPIO and the valve. A standard 4-channel relay module works perfectly and is very cheap.</text:p>
      <text:p text:style-name="P3"><text:span text:style-name="Strong_20_Emphasis">3 — Rain sensor</text:span> A simple digital rain sensor module outputs HIGH/LOW depending on rain detected. Connects directly to a GPIO input pin. Some also have an analog output for rain intensity.</text:p>
      <text:p text:style-name="P3"><text:span text:style-name="Strong_20_Emphasis">4 — Power</text:span> Mounted outside with no WiFi infrastructure suggests it may also be battery powered or has a dedicated power supply. Worth planning upfront.</text:p>
      <text:p text:style-name="P4"/>
      <text:h text:style-name="P5" text:outline-level="3">Suggested hardware lis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Component</text:p>
            </table:table-cell>
            <table:table-cell table:style-name="Tabelle1.A1" office:value-type="string">
              <text:p text:style-name="Table_20_Heading">Purpose</text:p>
            </table:table-cell>
            <table:table-cell table:style-name="Tabelle1.A1" office:value-type="string">
              <text:p text:style-name="Table_20_Heading">Interface</text:p>
            </table:table-cell>
          </table:table-row>
        </table:table-header-rows>
        <table:table-row>
          <table:table-cell table:style-name="Tabelle1.A1" office:value-type="string">
            <text:p text:style-name="Table_20_Contents">ESP32-C3</text:p>
          </table:table-cell>
          <table:table-cell table:style-name="Tabelle1.A1" office:value-type="string">
            <text:p text:style-name="Table_20_Contents">Main controller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DS3231 RTC module</text:p>
          </table:table-cell>
          <table:table-cell table:style-name="Tabelle1.A1" office:value-type="string">
            <text:p text:style-name="Table_20_Contents">Keep time without WiFi</text:p>
          </table:table-cell>
          <table:table-cell table:style-name="Tabelle1.A1" office:value-type="string">
            <text:p text:style-name="Table_20_Contents">I2C</text:p>
          </table:table-cell>
        </table:table-row>
        <table:table-row>
          <table:table-cell table:style-name="Tabelle1.A1" office:value-type="string">
            <text:p text:style-name="Table_20_Contents">SSD1312 OLED</text:p>
          </table:table-cell>
          <table:table-cell table:style-name="Tabelle1.A1" office:value-type="string">
            <text:p text:style-name="Table_20_Contents">Status display</text:p>
          </table:table-cell>
          <table:table-cell table:style-name="Tabelle1.A1" office:value-type="string">
            <text:p text:style-name="Table_20_Contents">I2C</text:p>
          </table:table-cell>
        </table:table-row>
        <table:table-row>
          <table:table-cell table:style-name="Tabelle1.A1" office:value-type="string">
            <text:p text:style-name="Table_20_Contents">Rain sensor module</text:p>
          </table:table-cell>
          <table:table-cell table:style-name="Tabelle1.A1" office:value-type="string">
            <text:p text:style-name="Table_20_Contents">Detect rain</text:p>
          </table:table-cell>
          <table:table-cell table:style-name="Tabelle1.A1" office:value-type="string">
            <text:p text:style-name="Table_20_Contents">GPIO digital in</text:p>
          </table:table-cell>
        </table:table-row>
        <table:table-row>
          <table:table-cell table:style-name="Tabelle1.A1" office:value-type="string">
            <text:p text:style-name="Table_20_Contents">4-channel relay module</text:p>
          </table:table-cell>
          <table:table-cell table:style-name="Tabelle1.A1" office:value-type="string">
            <text:p text:style-name="Table_20_Contents">Drive valves</text:p>
          </table:table-cell>
          <table:table-cell table:style-name="Tabelle1.A1" office:value-type="string">
            <text:p text:style-name="Table_20_Contents">GPIO digital out</text:p>
          </table:table-cell>
        </table:table-row>
        <table:table-row>
          <table:table-cell table:style-name="Tabelle1.A1" office:value-type="string">
            <text:p text:style-name="Table_20_Contents">Solenoid valves</text:p>
          </table:table-cell>
          <table:table-cell table:style-name="Tabelle1.A1" office:value-type="string">
            <text:p text:style-name="Table_20_Contents">Control water flow</text:p>
          </table:table-cell>
          <table:table-cell table:style-name="Tabelle1.A1" office:value-type="string">
            <text:p text:style-name="Table_20_Contents">Via relay</text:p>
          </table:table-cell>
        </table:table-row>
        <table:table-row>
          <table:table-cell table:style-name="Tabelle1.A1" office:value-type="string">
            <text:p text:style-name="Table_20_Contents">12V or 24V power supply</text:p>
          </table:table-cell>
          <table:table-cell table:style-name="Tabelle1.A1" office:value-type="string">
            <text:p text:style-name="Table_20_Contents">Power valves + ESP32</text:p>
          </table:table-cell>
          <table:table-cell table:style-name="Tabelle1.A1" office:value-type="string">
            <text:p text:style-name="Table_20_Contents">—</text:p>
          </table:table-cell>
        </table:table-row>
      </table:table>
      <text:p text:style-name="P4"/>
      <text:h text:style-name="P5" text:outline-level="3"><text:soft-page-break/>Software architecture</text:h>
      <text:p text:style-name="P3">The firmware has four main components:</text:p>
      <text:p text:style-name="P6"><text:span text:style-name="Source_20_Text"><text:span text:style-name="T2">┌─────────────────────────────────────┐</text:span></text:span></text:p>
      <text:p text:style-name="P7"><text:span text:style-name="Source_20_Text"><text:span text:style-name="T2">│ <text:s text:c="10"/></text:span></text:span><text:span text:style-name="Source_20_Text"><text:span text:style-name="T1">ESP32-C3 Firmware <text:s text:c="8"/>│</text:span></text:span></text:p>
      <text:p text:style-name="P7"><text:span text:style-name="Source_20_Text"><text:span text:style-name="T2">├─────────────────────────────────────┤</text:span></text:span></text:p>
      <text:p text:style-name="P7"><text:span text:style-name="Source_20_Text"><text:span text:style-name="T2">│ <text:s/></text:span></text:span><text:span text:style-name="Source_20_Text"><text:span text:style-name="T1">Scheduler <text:s/>│ <text:s/>checks RTC time <text:s text:c="5"/>│</text:span></text:span></text:p>
      <text:p text:style-name="P7"><text:span text:style-name="Source_20_Text"><text:span text:style-name="T2">│ <text:s text:c="12"/>│ <text:s/></text:span></text:span><text:span text:style-name="Source_20_Text"><text:span text:style-name="T1">triggers valve open <text:s/>│</text:span></text:span></text:p>
      <text:p text:style-name="P7"><text:span text:style-name="Source_20_Text"><text:span text:style-name="T2">│ <text:s text:c="12"/>│ <text:s/></text:span></text:span><text:span text:style-name="Source_20_Text"><text:span text:style-name="T1">respects rain sensor │</text:span></text:span></text:p>
      <text:p text:style-name="P7"><text:span text:style-name="Source_20_Text"><text:span text:style-name="T2">├─────────────────────────────────────┤</text:span></text:span></text:p>
      <text:p text:style-name="P7"><text:span text:style-name="Source_20_Text"><text:span text:style-name="T2">│ <text:s/></text:span></text:span><text:span text:style-name="Source_20_Text"><text:span text:style-name="T1">Valve ctrl │ <text:s/>open/close valves <text:s text:c="3"/>│</text:span></text:span></text:p>
      <text:p text:style-name="P7"><text:span text:style-name="Source_20_Text"><text:span text:style-name="T2">│ <text:s text:c="12"/>│ <text:s/></text:span></text:span><text:span text:style-name="Source_20_Text"><text:span text:style-name="T1">enforce max open time│</text:span></text:span></text:p>
      <text:p text:style-name="P7"><text:span text:style-name="Source_20_Text"><text:span text:style-name="T2">├─────────────────────────────────────┤</text:span></text:span></text:p>
      <text:p text:style-name="P7"><text:span text:style-name="Source_20_Text"><text:span text:style-name="T2">│ <text:s/></text:span></text:span><text:span text:style-name="Source_20_Text"><text:span text:style-name="T1">BLE server │ <text:s/>receive schedule <text:s text:c="4"/>│</text:span></text:span></text:p>
      <text:p text:style-name="P7"><text:span text:style-name="Source_20_Text"><text:span text:style-name="T2">│ <text:s text:c="12"/>│ <text:s/></text:span></text:span><text:span text:style-name="Source_20_Text"><text:span text:style-name="T1">from iOS app <text:s text:c="8"/>│</text:span></text:span></text:p>
      <text:p text:style-name="P7"><text:span text:style-name="Source_20_Text"><text:span text:style-name="T2">│ <text:s text:c="12"/>│ <text:s/></text:span></text:span><text:span text:style-name="Source_20_Text"><text:span text:style-name="T1">send status to app <text:s text:c="2"/>│</text:span></text:span></text:p>
      <text:p text:style-name="P7"><text:span text:style-name="Source_20_Text"><text:span text:style-name="T2">├─────────────────────────────────────┤</text:span></text:span></text:p>
      <text:p text:style-name="P7"><text:span text:style-name="Source_20_Text"><text:span text:style-name="T2">│ <text:s/></text:span></text:span><text:span text:style-name="Source_20_Text"><text:span text:style-name="T1">Display <text:s text:c="3"/>│ <text:s/>show time, next <text:s text:c="5"/>│</text:span></text:span></text:p>
      <text:p text:style-name="P7"><text:span text:style-name="Source_20_Text"><text:span text:style-name="T2">│ <text:s text:c="12"/>│ <text:s/></text:span></text:span><text:span text:style-name="Source_20_Text"><text:span text:style-name="T1">watering, rain status│</text:span></text:span></text:p>
      <text:p text:style-name="P8"><text:span text:style-name="Source_20_Text"><text:span text:style-name="T2">└─────────────────────────────────────┘</text:span></text:span></text:p>
      <text:p text:style-name="P4"/>
      <text:h text:style-name="P5" text:outline-level="3">BLE data exchange with iOS</text:h>
      <text:p text:style-name="P3">The ESP32 exposes BLE <text:span text:style-name="Strong_20_Emphasis">characteristics</text:span> — think of them as variables the iOS app can read and write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Characteristic</text:p>
            </table:table-cell>
            <table:table-cell table:style-name="Tabelle2.A1" office:value-type="string">
              <text:p text:style-name="Table_20_Heading">Direction</text:p>
            </table:table-cell>
            <table:table-cell table:style-name="Tabelle2.A1" office:value-type="string">
              <text:p text:style-name="Table_20_Heading">Content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ource_20_Text">SCHEDULE</text:span></text:p>
          </table:table-cell>
          <table:table-cell table:style-name="Tabelle2.A1" office:value-type="string">
            <text:p text:style-name="Table_20_Contents">iOS → ESP32</text:p>
          </table:table-cell>
          <table:table-cell table:style-name="Tabelle2.A1" office:value-type="string">
            <text:p text:style-name="Table_20_Contents">Watering times + duration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STATUS</text:span></text:p>
          </table:table-cell>
          <table:table-cell table:style-name="Tabelle2.A1" office:value-type="string">
            <text:p text:style-name="Table_20_Contents">ESP32 → iOS</text:p>
          </table:table-cell>
          <table:table-cell table:style-name="Tabelle2.A1" office:value-type="string">
            <text:p text:style-name="Table_20_Contents">Current time, next watering, rain, valve state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RAIN</text:span></text:p>
          </table:table-cell>
          <table:table-cell table:style-name="Tabelle2.A1" office:value-type="string">
            <text:p text:style-name="Table_20_Contents">ESP32 → iOS</text:p>
          </table:table-cell>
          <table:table-cell table:style-name="Tabelle2.A1" office:value-type="string">
            <text:p text:style-name="Table_20_Contents">Rain sensor reading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MANUAL</text:span></text:p>
          </table:table-cell>
          <table:table-cell table:style-name="Tabelle2.A1" office:value-type="string">
            <text:p text:style-name="Table_20_Contents">iOS → ESP32</text:p>
          </table:table-cell>
          <table:table-cell table:style-name="Tabelle2.A1" office:value-type="string">
            <text:p text:style-name="Table_20_Contents">Force open/close a valve</text:p>
          </table:table-cell>
        </table:table-row>
      </table:table>
      <text:p text:style-name="P4"/>
      <text:h text:style-name="P5" text:outline-level="3">Suggested project phases</text:h>
      <text:p text:style-name="P3"><text:span text:style-name="Strong_20_Emphasis">Phase 1 — Hardware foundation</text:span></text:p>
      <text:list text:style-name="L1">
        <text:list-item>
          <text:p text:style-name="P9">DS3231 RTC reading/writing time </text:p>
        </text:list-item>
        <text:list-item>
          <text:p text:style-name="P9">Relay module opening/closing valves </text:p>
        </text:list-item>
        <text:list-item>
          <text:p text:style-name="P9">Rain sensor reading </text:p>
        </text:list-item>
        <text:list-item>
          <text:p text:style-name="P10">All status on OLED display </text:p>
        </text:list-item>
      </text:list>
      <text:p text:style-name="P3"><text:span text:style-name="Strong_20_Emphasis">Phase 2 — Scheduler</text:span></text:p>
      <text:list text:style-name="L2">
        <text:list-item>
          <text:p text:style-name="P11">Store watering schedule in ESP32 flash memory (LittleFS) </text:p>
        </text:list-item>
        <text:list-item>
          <text:p text:style-name="P11">Check RTC time every minute </text:p>
        </text:list-item>
        <text:list-item>
          <text:p text:style-name="P11">Open valve at scheduled time, close after defined duration </text:p>
        </text:list-item>
        <text:list-item>
          <text:p text:style-name="P12">Skip if rain sensor active </text:p>
        </text:list-item>
      </text:list>
      <text:p text:style-name="P3"><text:span text:style-name="Strong_20_Emphasis">Phase 3 — BLE</text:span></text:p>
      <text:list text:style-name="L3">
        <text:list-item>
          <text:p text:style-name="P13">ESP32 advertises as BLE peripheral </text:p>
        </text:list-item>
        <text:list-item>
          <text:p text:style-name="P13">iOS app connects and reads/writes schedule </text:p>
        </text:list-item>
        <text:list-item>
          <text:p text:style-name="P14"><text:soft-page-break/>iOS app shows live status </text:p>
        </text:list-item>
      </text:list>
      <text:p text:style-name="P3"><text:span text:style-name="Strong_20_Emphasis">Phase 4 — iOS app</text:span></text:p>
      <text:list text:style-name="L4">
        <text:list-item>
          <text:p text:style-name="P15">Simple Swift app with CoreBluetooth </text:p>
        </text:list-item>
        <text:list-item>
          <text:p text:style-name="P15">Set schedule (days, times, duration per zone) </text:p>
        </text:list-item>
        <text:list-item>
          <text:p text:style-name="P15">View current status and rain condition </text:p>
        </text:list-item>
        <text:list-item>
          <text:p text:style-name="P16">Manual valve control for testing </text:p>
        </text:list-item>
      </text:list>
      <text:p text:style-name="P4"/>
      <text:h text:style-name="P5" text:outline-level="3">Safety features to build in</text:h>
      <text:p text:style-name="P3">These are important for a watering system:</text:p>
      <text:list text:style-name="L5">
        <text:list-item>
          <text:p text:style-name="P17"><text:span text:style-name="Strong_20_Emphasis">Maximum valve open time</text:span> — even if software crashes, never keep a valve open longer than e.g. 30 minutes. Implement a hardware-independent timer that force-closes. </text:p>
        </text:list-item>
        <text:list-item>
          <text:p text:style-name="P17"><text:span text:style-name="Strong_20_Emphasis">Rain inhibit</text:span> — if rain sensor active, skip scheduled watering and log it. </text:p>
        </text:list-item>
        <text:list-item>
          <text:p text:style-name="P17"><text:span text:style-name="Strong_20_Emphasis">Manual override</text:span> — iOS app can force open/close any valve for testing. </text:p>
        </text:list-item>
        <text:list-item>
          <text:p text:style-name="P18"><text:span text:style-name="Strong_20_Emphasis">Status persistence</text:span> — save last known schedule to flash so it survives power cuts. </text:p>
        </text:list-item>
      </text:list>
      <text:p text:style-name="P4"/>
      <text:h text:style-name="P5" text:outline-level="3">Suggested next steps</text:h>
      <text:p text:style-name="P3">I suggest we build this <text:span text:style-name="Strong_20_Emphasis">phase by phase</text:span>. The logical first step is:</text:p>
      <text:list text:style-name="L6">
        <text:list-item>
          <text:p text:style-name="P19">Get the <text:span text:style-name="Strong_20_Emphasis">DS3231 RTC</text:span> working — reading and setting time via I2C </text:p>
        </text:list-item>
        <text:list-item>
          <text:p text:style-name="P19">Display the current time on your OLED </text:p>
        </text:list-item>
        <text:list-item>
          <text:p text:style-name="P19">Then add valve control via relay </text:p>
        </text:list-item>
        <text:list-item>
          <text:p text:style-name="P19">Then the scheduler </text:p>
        </text:list-item>
        <text:list-item>
          <text:p text:style-name="P20">Then BLE </text:p>
        </text:list-item>
      </text:list>
      <text:p text:style-name="P3">Do you already have the DS3231 and relay module, or are you still sourcing components? And how many watering zones (valves) do you need?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3T18:54:02.322650800</meta:creation-date>
    <dc:date>2026-04-03T18:56:33.827894200</dc:date>
    <meta:editing-duration>PT2M32S</meta:editing-duration>
    <meta:editing-cycles>1</meta:editing-cycles>
    <meta:document-statistic meta:table-count="2" meta:image-count="0" meta:object-count="0" meta:page-count="3" meta:paragraph-count="113" meta:word-count="699" meta:character-count="4309" meta:non-whitespace-character-count="3546"/>
    <meta:generator>LibreOffice/25.8.3.1$Windows_X86_64 LibreOffice_project/52ad9dd1c984050a9fb6932dbfb16e86a49e9758</meta:generator>
  </office:meta>
</office:document-meta>
</file>